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595cm" fo:margin-left="0cm" table:align="left" style:writing-mode="lr-tb"/>
    </style:style>
    <style:style style:name="Tableau1.A" style:family="table-column">
      <style:table-column-properties style:column-width="1.191cm"/>
    </style:style>
    <style:style style:name="Tableau1.B" style:family="table-column">
      <style:table-column-properties style:column-width="2.223cm"/>
    </style:style>
    <style:style style:name="Tableau1.C" style:family="table-column">
      <style:table-column-properties style:column-width="1.588cm"/>
    </style:style>
    <style:style style:name="Tableau1.D" style:family="table-column">
      <style:table-column-properties style:column-width="2.196cm"/>
    </style:style>
    <style:style style:name="Tableau1.E" style:family="table-column">
      <style:table-column-properties style:column-width="3.796cm"/>
    </style:style>
    <style:style style:name="Tableau1.F" style:family="table-column">
      <style:table-column-properties style:column-width="2.2cm"/>
    </style:style>
    <style:style style:name="Tableau1.G" style:family="table-column">
      <style:table-column-properties style:column-width="2.198cm"/>
    </style:style>
    <style:style style:name="Tableau1.H" style:family="table-column">
      <style:table-column-properties style:column-width="2.20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style:writing-mode="lr-tb"/>
      <style:text-properties officeooo:paragraph-rsid="0014c96e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paragraph-rsid="0014c96e"/>
    </style:style>
    <style:style style:name="P3" style:family="paragraph" style:parent-style-name="Standard">
      <style:paragraph-properties fo:line-height="115%" fo:break-before="auto" fo:break-after="auto" style:writing-mode="lr-tb"/>
      <style:text-properties style:font-name="Trebuchet MS" fo:font-size="13pt" fo:font-weight="bold" officeooo:paragraph-rsid="0014c96e" style:font-name-asian="Trebuchet MS" style:font-size-asian="13pt" style:font-weight-asian="bold" style:font-name-complex="Trebuchet MS" style:font-size-complex="13pt" style:font-weight-complex="bold"/>
    </style:style>
    <style:style style:name="P4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officeooo:paragraph-rsid="0014c96e"/>
    </style:style>
    <style:style style:name="P5" style:family="paragraph" style:parent-style-name="Standard">
      <style:paragraph-properties fo:margin-top="0cm" fo:margin-bottom="0cm" style:contextual-spacing="false" fo:line-height="115%" fo:break-before="auto" fo:break-after="auto" style:writing-mode="lr-tb"/>
      <style:text-properties officeooo:rsid="001af143" officeooo:paragraph-rsid="001af143"/>
    </style:style>
    <style:style style:name="P6" style:family="paragraph" style:parent-style-name="Standard">
      <style:paragraph-properties fo:margin-top="0cm" fo:margin-bottom="0cm" style:contextual-spacing="false" fo:line-height="115%" fo:break-before="auto" fo:break-after="auto" style:writing-mode="lr-tb"/>
      <style:text-properties officeooo:rsid="001af143" officeooo:paragraph-rsid="001e2ad0"/>
    </style:style>
    <style:style style:name="P7" style:family="paragraph" style:parent-style-name="Standard">
      <style:paragraph-properties fo:margin-top="0cm" fo:margin-bottom="0cm" style:contextual-spacing="false" fo:line-height="115%" style:writing-mode="lr-tb"/>
      <style:text-properties officeooo:paragraph-rsid="0014c96e"/>
    </style:style>
    <style:style style:name="P8" style:family="paragraph" style:parent-style-name="Standard">
      <style:paragraph-properties fo:margin-top="0cm" fo:margin-bottom="0cm" style:contextual-spacing="false" fo:line-height="115%" style:writing-mode="lr-tb"/>
      <style:text-properties officeooo:paragraph-rsid="00184581"/>
    </style:style>
    <style:style style:name="P9" style:family="paragraph" style:parent-style-name="Standard">
      <style:paragraph-properties fo:margin-top="0cm" fo:margin-bottom="0cm" style:contextual-spacing="false" fo:line-height="115%" style:writing-mode="lr-tb"/>
      <style:text-properties fo:font-weight="bold" officeooo:paragraph-rsid="0014c96e" style:font-weight-asian="bold" style:font-weight-complex="bold"/>
    </style:style>
    <style:style style:name="P10" style:family="paragraph" style:parent-style-name="Standard">
      <style:paragraph-properties fo:margin-top="0cm" fo:margin-bottom="0cm" style:contextual-spacing="false" fo:line-height="115%" style:writing-mode="lr-tb"/>
      <style:text-properties fo:font-weight="bold" officeooo:rsid="001af143" officeooo:paragraph-rsid="001af143" style:font-weight-asian="bold" style:font-weight-complex="bold"/>
    </style:style>
    <style:style style:name="P11" style:family="paragraph" style:parent-style-name="Standard" style:list-style-name="L1">
      <style:paragraph-properties fo:margin-top="0cm" fo:margin-bottom="0cm" style:contextual-spacing="false" fo:line-height="115%" style:writing-mode="lr-tb"/>
      <style:text-properties fo:font-style="italic" fo:font-weight="normal" officeooo:rsid="00166146" officeooo:paragraph-rsid="00166146" style:font-style-asian="italic" style:font-weight-asian="normal" style:font-style-complex="italic" style:font-weight-complex="normal"/>
    </style:style>
    <style:style style:name="P12" style:family="paragraph" style:parent-style-name="Standard" style:list-style-name="L1">
      <style:paragraph-properties fo:margin-top="0cm" fo:margin-bottom="0cm" style:contextual-spacing="false" fo:line-height="115%" style:writing-mode="lr-tb"/>
      <style:text-properties fo:font-style="italic" fo:font-weight="normal" officeooo:rsid="00184581" officeooo:paragraph-rsid="00184581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15%" style:writing-mode="lr-tb"/>
      <style:text-properties fo:font-style="italic" fo:font-weight="normal" officeooo:rsid="00184581" officeooo:paragraph-rsid="00184581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15%" style:writing-mode="lr-tb"/>
      <style:text-properties officeooo:rsid="001a0a3f" officeooo:paragraph-rsid="001a0a3f"/>
    </style:style>
    <style:style style:name="P15" style:family="paragraph" style:parent-style-name="Standard">
      <style:paragraph-properties fo:margin-top="0cm" fo:margin-bottom="0cm" style:contextual-spacing="false" fo:line-height="115%" style:writing-mode="lr-tb"/>
      <style:text-properties officeooo:rsid="001af143" officeooo:paragraph-rsid="001af143"/>
    </style:style>
    <style:style style:name="P16" style:family="paragraph" style:parent-style-name="Standard">
      <style:paragraph-properties fo:margin-top="0cm" fo:margin-bottom="0cm" style:contextual-spacing="false" fo:line-height="115%" style:writing-mode="lr-tb"/>
      <style:text-properties officeooo:rsid="001af143" officeooo:paragraph-rsid="001e2ad0"/>
    </style:style>
    <style:style style:name="P17" style:family="paragraph" style:parent-style-name="Standard">
      <style:paragraph-properties fo:line-height="115%" style:writing-mode="lr-tb"/>
      <style:text-properties officeooo:paragraph-rsid="0014c96e"/>
    </style:style>
    <style:style style:name="P18" style:family="paragraph" style:parent-style-name="Standard">
      <style:paragraph-properties fo:line-height="115%" style:writing-mode="lr-tb"/>
      <style:text-properties officeooo:paragraph-rsid="001ff0fe"/>
    </style:style>
    <style:style style:name="P19" style:family="paragraph" style:parent-style-name="Standard">
      <style:paragraph-properties fo:line-height="115%" style:writing-mode="lr-tb"/>
      <style:text-properties officeooo:rsid="001be1d3" officeooo:paragraph-rsid="001be1d3"/>
    </style:style>
    <style:style style:name="P20" style:family="paragraph" style:parent-style-name="Standard">
      <style:paragraph-properties fo:line-height="115%" style:writing-mode="lr-tb"/>
      <style:text-properties fo:font-weight="bold" officeooo:rsid="001ff0fe" officeooo:paragraph-rsid="001ff0fe" style:font-weight-asian="bold" style:font-weight-complex="bold"/>
    </style:style>
    <style:style style:name="P21" style:family="paragraph" style:parent-style-name="Standard">
      <style:paragraph-properties fo:line-height="115%" style:writing-mode="lr-tb"/>
      <style:text-properties fo:font-style="italic" fo:font-weight="bold" officeooo:rsid="001be1d3" officeooo:paragraph-rsid="001be1d3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line-height="115%" style:writing-mode="lr-tb"/>
      <style:text-properties officeooo:rsid="001d34a0" officeooo:paragraph-rsid="001d34a0"/>
    </style:style>
    <style:style style:name="P23" style:family="paragraph" style:parent-style-name="Standard">
      <style:paragraph-properties fo:line-height="115%" style:writing-mode="lr-tb"/>
      <style:text-properties officeooo:rsid="001ff0fe" officeooo:paragraph-rsid="001ff0fe"/>
    </style:style>
    <style:style style:name="P24" style:family="paragraph" style:parent-style-name="Standard">
      <style:paragraph-properties fo:line-height="115%" style:writing-mode="lr-tb"/>
      <style:text-properties fo:font-weight="normal" officeooo:rsid="001ff0fe" officeooo:paragraph-rsid="001ff0fe" style:font-weight-asian="normal" style:font-weight-complex="normal"/>
    </style:style>
    <style:style style:name="P25" style:family="paragraph" style:parent-style-name="Standard">
      <style:paragraph-properties fo:line-height="115%" fo:break-before="auto" fo:break-after="auto" style:writing-mode="lr-tb"/>
      <style:text-properties officeooo:paragraph-rsid="0014c96e"/>
    </style:style>
    <style:style style:name="P26" style:family="paragraph" style:parent-style-name="Table_20_Contents">
      <style:text-properties officeooo:rsid="00184581" officeooo:paragraph-rsid="00184581"/>
    </style:style>
    <style:style style:name="P27" style:family="paragraph" style:parent-style-name="Table_20_Contents">
      <style:text-properties officeooo:rsid="00184581" officeooo:paragraph-rsid="001a0a3f"/>
    </style:style>
    <style:style style:name="P28" style:family="paragraph" style:parent-style-name="Table_20_Contents">
      <style:text-properties officeooo:rsid="001a0a3f" officeooo:paragraph-rsid="001a0a3f"/>
    </style:style>
    <style:style style:name="P29" style:family="paragraph" style:parent-style-name="Heading_20_2">
      <style:paragraph-properties fo:line-height="115%" fo:break-before="auto" fo:break-after="auto" style:writing-mode="lr-tb"/>
      <style:text-properties officeooo:paragraph-rsid="0014c96e"/>
    </style:style>
    <style:style style:name="P30" style:family="paragraph" style:parent-style-name="Heading_20_2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officeooo:paragraph-rsid="0014c96e"/>
    </style:style>
    <style:style style:name="P31" style:family="paragraph" style:parent-style-name="Title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14c96e"/>
    </style:style>
    <style:style style:name="T1" style:family="text">
      <style:text-properties officeooo:rsid="0016614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2ad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Projet Blog - Cahier des charges</text:p>
      <text:p text:style-name="P2"/>
      <text:p text:style-name="P2">La mission consiste à mettre en place une solution de type “blog” pour le client final.<text:line-break/>Les technologies à utiliser sont PHP Objet et MySQL.</text:p>
      <text:p text:style-name="P2"/>
      <text:h text:style-name="P29" text:outline-level="10"><text:bookmark text:name="h.hcode5nn1k05"/>Description</text:h>
      <text:p text:style-name="P2">Les fonctionnalités indispensables sur le blog sont :</text:p>
      <text:list xml:id="list7206350780865383566" text:style-name="LS1">
        <text:list-item>
          <text:p text:style-name="P4">Création / suppression / édition d’articles grâce à une interface d’administration</text:p>
        </text:list-item>
        <text:list-item>
          <text:p text:style-name="P4">Affichage des derniers articles du blog sur la page d’accueil (Titre + résumé)</text:p>
        </text:list-item>
        <text:list-item>
          <text:p text:style-name="P4">Affichage d’un article complet sur une page spécifique </text:p>
        </text:list-item>
        <text:list-item>
          <text:p text:style-name="P4">Gestion des commentaires</text:p>
        </text:list-item>
        <text:list-item>
          <text:p text:style-name="P4">Prise en charge des images</text:p>
        </text:list-item>
      </text:list>
      <text:p text:style-name="P7"/>
      <text:p text:style-name="P9"><text:span text:style-name="T1">1-//Création de la base des données dans MySQL, cette basse contient les tables qui vont stockés tous les commentaires postés sur le blog//</text:span></text:p>
      <text:p text:style-name="P9"/>
      <text:list xml:id="list6770043762508555353" text:style-name="L1">
        <text:list-item>
          <text:p text:style-name="P11">Ouvrir MySQL – phpMyAdmin</text:p>
        </text:list-item>
        <text:list-item>
          <text:p text:style-name="P11">Créer un nouveau utilisateur avec mot de passe et donner tous les droits</text:p>
        </text:list-item>
        <text:list-item>
          <text:p text:style-name="P12">Creer une première table appellé « Post »</text:p>
        </text:list-item>
      </text:list>
      <text:p text:style-name="P13">Pos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string">
            <text:p text:style-name="P26">Zone</text:p>
          </table:table-cell>
          <table:table-cell table:style-name="Tableau1.A1" office:value-type="string">
            <text:p text:style-name="P26">id</text:p>
          </table:table-cell>
          <table:table-cell table:style-name="Tableau1.A1" office:value-type="string">
            <text:p text:style-name="P26">title</text:p>
          </table:table-cell>
          <table:table-cell table:style-name="Tableau1.A1" office:value-type="string">
            <text:p text:style-name="P26">content</text:p>
          </table:table-cell>
          <table:table-cell table:style-name="Tableau1.A1" office:value-type="string">
            <text:p text:style-name="P26">date_creat</text:p>
          </table:table-cell>
          <table:table-cell table:style-name="Tableau1.A1" office:value-type="string">
            <text:p text:style-name="P26">date_updt</text:p>
          </table:table-cell>
          <table:table-cell table:style-name="Tableau1.A1" office:value-type="string">
            <text:p text:style-name="P26">author_id</text:p>
          </table:table-cell>
          <table:table-cell table:style-name="Tableau1.H1" office:value-type="string">
            <text:p text:style-name="P26">cat_id</text:p>
          </table:table-cell>
        </table:table-row>
        <table:table-row>
          <table:table-cell table:style-name="Tableau1.A2" office:value-type="string">
            <text:p text:style-name="P26">Type</text:p>
          </table:table-cell>
          <table:table-cell table:style-name="Tableau1.A2" office:value-type="string">
            <text:p text:style-name="P26">Int/auto-increment</text:p>
          </table:table-cell>
          <table:table-cell table:style-name="Tableau1.A2" office:value-type="string">
            <text:p text:style-name="P26">Varchar/255</text:p>
          </table:table-cell>
          <table:table-cell table:style-name="Tableau1.A2" office:value-type="string">
            <text:p text:style-name="P26">text</text:p>
          </table:table-cell>
          <table:table-cell table:style-name="Tableau1.A2" office:value-type="string">
            <text:p text:style-name="P26">Timestamp/current timestamp</text:p>
          </table:table-cell>
          <table:table-cell table:style-name="Tableau1.A2" office:value-type="string">
            <text:p text:style-name="P27">Timestamp</text:p>
          </table:table-cell>
          <table:table-cell table:style-name="Tableau1.A2" office:value-type="string">
            <text:p text:style-name="P28">Int</text:p>
          </table:table-cell>
          <table:table-cell table:style-name="Tableau1.H2" office:value-type="string">
            <text:p text:style-name="P28">Int</text:p>
            <text:p text:style-name="P28"/>
          </table:table-cell>
        </table:table-row>
      </table:table>
      <text:p text:style-name="P8"/>
      <text:p text:style-name="P14">2// Renseigner 1 ou deux données puis les afficher via un requête SQL interne</text:p>
      <text:p text:style-name="P10"/>
      <text:p text:style-name="P10">3// Réfléchir a la structure des pages qui apparaîtront</text:p>
      <text:p text:style-name="P15"/>
      <text:p text:style-name="P15">index.php <text:s/>--<text:span text:style-name="T3">&gt;index.phtml</text:span></text:p>
      <text:p text:style-name="P16">post.php --<text:span text:style-name="T3">&gt;post.phtml</text:span></text:p>
      <text:p text:style-name="P16">admin.php --<text:span text:style-name="T3">&gt;admin.phtml</text:span></text:p>
      <text:p text:style-name="P6">createpost.php --<text:span text:style-name="T3">&gt;createpost.phtml</text:span></text:p>
      <text:p text:style-name="P6">deletepost.php --<text:span text:style-name="T3">&gt;deletepost.phtml</text:span></text:p>
      <text:p text:style-name="P6">editpost.php --<text:span text:style-name="T3">&gt;editpost.phtml</text:span></text:p>
      <text:p text:style-name="P5">login.php --<text:span text:style-name="T3">&gt;login.pĥtml</text:span></text:p>
      <text:p text:style-name="P5">register.php --<text:span text:style-name="T3">&gt;register.phtml</text:span></text:p>
      <text:p text:style-name="P15"/>
      <text:p text:style-name="P15"/>
      <text:p text:style-name="P15"/>
      <text:h text:style-name="P29" text:outline-level="10"><text:bookmark text:name="h.dev9s2i97v0u"/><text:soft-page-break/>Page d’accueil</text:h>
      <text:p text:style-name="P2">Url : monsite.com/index.php<text:line-break/>Affichage des 5 derniers articles postés : Titre + date + 500 premiers caractères + Miniature si une image est définie + tags + nombre de commentaires</text:p>
      <text:p text:style-name="P2">Pagination (possibilité de voir les 5 articles suivant sur l’url monsite.com/index.php?page=2)</text:p>
      <text:p text:style-name="P1"/>
      <text:p text:style-name="P23">affichage articles postes zones </text:p>
      <text:p text:style-name="P20">Last comments posted !</text:p>
      <text:p text:style-name="P20"/>
      <text:p text:style-name="P20">Titre → <text:s text:c="21"/>date → <text:s text:c="13"/>content</text:p>
      <text:p text:style-name="P24">Verbos regulares <text:s text:c="2"/>→<text:tab/>xx/xx/xx<text:tab/>→ avec une petit fonction qui s'arrete une fois que 500 caractéres</text:p>
      <text:p text:style-name="P24">Verbos irregulares →<text:tab/>xx/xx/xx<text:tab/>→ avec une petit fonction qui s'arrete une fois que 500 caractéres</text:p>
      <text:p text:style-name="P24">Verbos reflexivos <text:s/>→ xx/xx/xx<text:tab/>→ avec une petit fonction qui s'arrete une fois que 500 caractéres</text:p>
      <text:p text:style-name="P18"/>
      <text:p text:style-name="P22"><text:span text:style-name="T2">index.phtml</text:span></text:p>
      <text:h text:style-name="P29" text:outline-level="10"><text:bookmark text:name="h.eqmiqfqwgp4j"/>Page article</text:h>
      <text:p text:style-name="P2">Url : monsite.com/post.php?id=42<text:line-break/>Affichage complet d’un article : Titre + contenu + images +commentaires.</text:p>
      <text:p text:style-name="P2">Liste des commentaires sur l’article (avec compteur)</text:p>
      <text:p text:style-name="P2">Possibilité d’ajouter un commentaire</text:p>
      <text:p text:style-name="P1"/>
      <text:p text:style-name="P21">Création d'une page post.phtml</text:p>
      <text:h text:style-name="P29" text:outline-level="10"><text:bookmark text:name="h.m2iyya8u1mkx"/>Page d’administration</text:h>
      <text:p text:style-name="P2">Url : monsite.com/admin.php</text:p>
      <text:p text:style-name="P2">Page nécessitant une connexion (cf Login).</text:p>
      <text:p text:style-name="P2">Liste de tous les derniers articles postés</text:p>
      <text:p text:style-name="P2">Lien vers la page de suppression d’article (monsite.com/deletepost.php)</text:p>
      <text:p text:style-name="P2">Lien vers la page de création d’article (monsite.com/createpost.php)</text:p>
      <text:p text:style-name="P2">Lien vers la page d’édition d’article (monsite.com/editpost.php)<text:line-break/></text:p>
      <text:p text:style-name="P19">création d'une page admin.phtml</text:p>
      <text:h text:style-name="P29" text:outline-level="10"><text:bookmark text:name="h.uadzknw9zahq"/>Page de création d’article</text:h>
      <text:p text:style-name="P2">Url : monsite.com/createpost.php</text:p>
      <text:p text:style-name="P2">Page nécessitant une connexion (cf Login).</text:p>
      <text:p text:style-name="P2">Formulaire comprenant les champs suivants : Titre, Contenu, Image, Tags</text:p>
      <text:p text:style-name="P2"/>
      <text:p text:style-name="P22"><text:bookmark text:name="h.o6a053mqm29h"/>article.phtml</text:p>
      <text:h text:style-name="P29" text:outline-level="10"><text:bookmark text:name="h.ybxw3ak857gj"/>Page de suppression d’article</text:h>
      <text:p text:style-name="P2">Url : monsite.com/deletepost.php</text:p>
      <text:p text:style-name="P2"><text:soft-page-break/>Page nécessitant une connexion (cf Login).</text:p>
      <text:p text:style-name="P2">Alerte de confirmation “Voulez vous vraiment supprimer l’article &lt;nom_de_l’article&gt;” puis suppression.</text:p>
      <text:p text:style-name="P1"/>
      <text:p text:style-name="P22">Deletepost.phtml</text:p>
      <text:h text:style-name="P29" text:outline-level="10"><text:bookmark text:name="h.ovyv2yh1ek9y"/>Page d’édition d’article</text:h>
      <text:p text:style-name="P2">Url : monsite.com/editpost.php</text:p>
      <text:p text:style-name="P2">Page nécessitant une connexion (cf Login).</text:p>
      <text:p text:style-name="P2">Idem que pour la création, mais les champs sont préremplis</text:p>
      <text:p text:style-name="P22">editpost.php</text:p>
      <text:p text:style-name="P2"/>
      <text:h text:style-name="P29" text:outline-level="10"><text:bookmark text:name="h.ldfnhov0q6xw"/>Page Login</text:h>
      <text:p text:style-name="P2">Url : monsite.com/login.php</text:p>
      <text:p text:style-name="P2">Formulaire de connexion : adresse mail, mot de passe</text:p>
      <text:p text:style-name="P1"/>
      <text:p text:style-name="P22">login.phtml</text:p>
      <text:h text:style-name="P29" text:outline-level="10"><text:bookmark text:name="h.vyrw6eqgb4cs"/>Page Register</text:h>
      <text:p text:style-name="P2">Url : monsite.com/register.php</text:p>
      <text:p text:style-name="P2">Formulaire de création de compte : adresse mail, nom, mot de passe</text:p>
      <text:p text:style-name="P1"/>
      <text:p text:style-name="P22">register.phtml</text:p>
      <text:h text:style-name="P30" text:outline-level="10"><text:bookmark text:name="h.7tdv7juq56vy"/>Livraison</text:h>
      <text:p text:style-name="P2">Le blog devra être livré en tant que dépot github.</text:p>
      <text:p text:style-name="P2">Des commits fréquents devront avoir été effectués afin de permettre un meilleur suivi du développement.</text:p>
      <text:p text:style-name="P3"/>
      <text:p text:style-name="P3">Bonus</text:p>
      <text:p text:style-name="P2">Mise en place du service google analytics pour les statistiques du site.</text:p>
      <text:p text:style-name="P2">Gestion des catégories pour les articles (sous-catégories en super-bonus)</text:p>
      <text:p text:style-name="P2">Possibilité de trier les articles par année / mois</text:p>
      <text:p text:style-name="P2">Editeur WYSIWYG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-">
        <style:list-level-properties text:space-before="0.635cm" text:min-label-width="0.635cm"/>
      </text:list-level-style-bullet>
      <text:list-level-style-bullet text:level="2" text:style-name="List1Level1" text:bullet-char="-">
        <style:list-level-properties text:space-before="1.905cm" text:min-label-width="0.635cm"/>
      </text:list-level-style-bullet>
      <text:list-level-style-bullet text:level="3" text:style-name="List1Level2" text:bullet-char="-">
        <style:list-level-properties text:space-before="3.492cm" text:min-label-width="0.318cm"/>
      </text:list-level-style-bullet>
      <text:list-level-style-bullet text:level="4" text:style-name="List1Level3" text:bullet-char="-">
        <style:list-level-properties text:space-before="4.445cm" text:min-label-width="0.635cm"/>
      </text:list-level-style-bullet>
      <text:list-level-style-bullet text:level="5" text:style-name="List1Level4" text:bullet-char="-">
        <style:list-level-properties text:space-before="5.715cm" text:min-label-width="0.635cm"/>
      </text:list-level-style-bullet>
      <text:list-level-style-bullet text:level="6" text:style-name="List1Level5" text:bullet-char="-">
        <style:list-level-properties text:space-before="7.302cm" text:min-label-width="0.318cm"/>
      </text:list-level-style-bullet>
      <text:list-level-style-bullet text:level="7" text:style-name="List1Level6" text:bullet-char="-">
        <style:list-level-properties text:space-before="8.255cm" text:min-label-width="0.635cm"/>
      </text:list-level-style-bullet>
      <text:list-level-style-bullet text:level="8" text:style-name="List1Level7" text:bullet-char="-">
        <style:list-level-properties text:space-before="9.525cm" text:min-label-width="0.635cm"/>
      </text:list-level-style-bullet>
      <text:list-level-style-bullet text:level="9" text:style-name="List1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14:37:25.956255017</meta:creation-date>
    <dc:date>2014-11-19T17:35:40.906206887</dc:date>
    <meta:editing-duration>PT2H7M40S</meta:editing-duration>
    <meta:editing-cycles>5</meta:editing-cycles>
    <meta:generator>LibreOffice/4.2.3.3$Linux_X86_64 LibreOffice_project/420m0$Build-3</meta:generator>
    <meta:document-statistic meta:table-count="1" meta:image-count="0" meta:object-count="0" meta:page-count="3" meta:paragraph-count="94" meta:word-count="545" meta:character-count="3747" meta:non-whitespace-character-count="3270"/>
  </office:meta>
</office:document-meta>
</file>